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fo:language="ru" fo:country="RU"/>
    </style:style>
    <style:style style:name="P9" style:family="paragraph" style:parent-style-name="Text_20_body" style:list-style-name="L2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951cm" draw:z-index="0"><draw:image xlink:href="../../odt/images/0216.png" xlink:type="simple" xlink:show="embed" xlink:actuate="onLoad"/></draw:frame></text:p>
          </table:table-cell>
          <table:table-cell table:style-name="Table1.B1" office:value-type="string">
            <text:h text:style-name="P3" text:outline-level="1">Функция взаимной корреляци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скалярный<text:span text:style-name="T3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41cm" svg:height="1.589cm" draw:z-index="0"><draw:image xlink:href="../../odt/images/021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взаимной корреляции двух <text:span text:style-name="T2">скалярных</text:span> входных сигналов.</text:p>
            <text:p text:style-name="P5">Корреляционная функция величин х и у определяется как:</text:p>
            <text:p text:style-name="P5"><draw:frame draw:style-name="fr3" draw:name="Объект10" text:anchor-type="as-char" svg:width="8.386cm" svg:height="1.554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5">где <draw:frame draw:style-name="fr3" draw:name="Объект11" text:anchor-type="as-char" svg:width="5.479cm" svg:height="1.526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– ковариационная функция,</text:p>
            <text:p text:style-name="P5"><draw:frame draw:style-name="fr3" draw:name="Объект12" text:anchor-type="as-char" svg:width="2.26cm" svg:height="0.709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– автоковариационные функции величин x и у.</text:p>
            <text:p text:style-name="P5"><draw:frame draw:style-name="fr3" draw:name="Объект13" text:anchor-type="as-char" svg:width="0.639cm" svg:height="0.549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– размер выборки;</text:p>
            <text:p text:style-name="P5"><draw:frame draw:style-name="fr3" draw:name="Объект14" text:anchor-type="as-char" svg:width="3.598cm" svg:height="0.549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– временной сдвиг;<text:line-break/><draw:frame draw:style-name="fr3" draw:name="Объект15" text:anchor-type="as-char" svg:width="0.796cm" svg:height="0.549cm" draw:z-index="0"><draw:object xlink:href="./Object 15" xlink:type="simple" xlink:show="embed" xlink:actuate="onLoad"/><draw:image xlink:href="./ObjectReplacements/Object 15" xlink:type="simple" xlink:show="embed" xlink:actuate="onLoad"/></draw:frame>– период дискретизации.</text:p>
            <text:p text:style-name="P5">Вычисление функции взаимной корреляции производится по следующему алгоритму:</text:p>
            <text:list xml:id="list2618829639197619818" text:style-name="L1">
              <text:list-item>
                <text:p text:style-name="P6">Реализации величин (двух сигналов) х и у делятся на отдельные серии размером N, причём <text:span text:style-name="T1">N</text:span><text:span text:style-name="T1"> </text:span><text:span text:style-name="T1">должно</text:span><text:span text:style-name="T1"> быть целой степенью числа 2</text:span>. Если необходимо, из сигналов удаляются линейные тренды.</text:p>
              </text:list-item>
              <text:list-item>
                <text:p text:style-name="P6">Каждый отрезок дополняется N нулями.</text:p>
              </text:list-item>
              <text:list-item>
                <text:p text:style-name="P8"><text:span text:style-name="T4">Методом БПФ вычисляются дискретные преобразования Фурье </text:span><text:span text:style-name="T4">X </text:span><text:span text:style-name="T4">и </text:span><text:span text:style-name="T4">Y </text:span><text:span text:style-name="T4">величин х и у:</text:span><text:span text:style-name="T4"><text:line-break/></text:span><text:span text:style-name="T4"><draw:frame draw:style-name="fr3" draw:name="Объект1" text:anchor-type="as-char" svg:width="9.225cm" svg:height="4.274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    </text:list-item>
              <text:list-item>
                <text:p text:style-name="P8"><text:span text:style-name="T4">Вычисляется двухсторонняя взаимная спектральная плотность величин х и у:<text:line-break/></text:span><text:span text:style-name="T4"><draw:frame draw:style-name="fr3" draw:name="Объект2" text:anchor-type="as-char" svg:width="2.265cm" svg:height="1.416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    </text:list-item>
              <text:list-item>
                <text:p text:style-name="P8"><text:span text:style-name="T4">Производится обратное дискретное преобразование Фурье последовательности</text:span><text:span text:style-name="T4"><draw:frame draw:style-name="fr3" draw:name="Объект3" text:anchor-type="as-char" svg:width="0.901cm" svg:height="0.70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, дающее смещённую оценку ковариационной функции </text:span><text:span text:style-name="T4"><draw:frame draw:style-name="fr3" draw:name="Объект4" text:anchor-type="as-char" svg:width="0.938cm" svg:height="0.7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.</text:span></text:p>
              </text:list-item>
              <text:list-item>
                <text:p text:style-name="P8"><text:span text:style-name="T4">Несмещённая оценка корреляционной функции вычисляется по следующей формуле:<text:line-break/></text:span><text:span text:style-name="T4"><draw:frame draw:style-name="fr3" draw:name="Объект5" text:anchor-type="as-char" svg:width="9.045cm" svg:height="2.515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      </text:list-item>
            </text:list>
            <text:p text:style-name="P5">Блок имеет 2 <text:span text:style-name="T2">входных</text:span> порта и 2 <text:span text:style-name="T2">выходных</text:span> порта.</text:p>
            <text:p text:style-name="P5">Входные сигналы должны быть <text:span text:style-name="T1">скалярными</text:span>.</text:p>
            <text:p text:style-name="P5">Сигнал на 1-ом выходном порте – вектор временных сдвигов. <text:s/></text:p>
            <text:p text:style-name="P5">Сигнал на 2-ом выходном порте – вектор значений корреляционной функции. </text:p>
            <text:p text:style-name="P5">Размерности выходных сигналов <text:span text:style-name="T2">одинаковы</text:span> и <text:span text:style-name="T2">равны размеру серии</text:span> N.</text:p>
            <text:p text:style-name="P5"><text:span text:style-name="T1">Свойства</text:span>:</text:p>
            <text:list xml:id="list5577446301575353380" text:style-name="L2">
              <text:list-item>
                <text:p text:style-name="P7">Размер серии – значение этого свойства определяет размер серии в выборке. Размер серии <text:span text:style-name="T1">должен быть целой степенью числа 2</text:span>.</text:p>
              </text:list-item>
              <text:list-item>
                <text:p text:style-name="P9"><text:span text:style-name="T4">Расчет по всей выборке (</text:span><text:span text:style-name="T5">Да</text:span><text:span text:style-name="T4"> или </text:span><text:span text:style-name="T5">Нет</text:span><text:span text:style-name="T4">) – если это свойство имеет значение </text:span><text:span text:style-name="T5">Нет</text:span><text:span text:style-name="T4">, то </text:span><text:span text:style-name="T6">функция взаимной корреляции</text:span><text:span text:style-name="T4"> вычисляется по отдельным сериям.Если значение свойства равно </text:span><text:span text:style-name="T5">Да</text:span><text:span text:style-name="T4">, то </text:span><text:span text:style-name="T6">функция взаимной корреляции</text:span><text:span text:style-name="T4"> вычисляется по неограниченному числу значений, при этом результаты расчёта усредняются по всем сериям. </text:span></text:p>
              </text:list-item>
              <text:list-item>
                <text:p text:style-name="P9"><text:span text:style-name="T4">Период квантования – значение этого свойства определяет длительность временного интервала между </text:span><text:span text:style-name="T6">двумя последовательными</text:span><text:span text:style-name="T4"> считываниями значений сигнала на входе блока. Если это свойство равно </text:span><text:span text:style-name="T5">0</text:span><text:span text:style-name="T4"> (нулю), то считывание производится с периодом, </text:span><text:span text:style-name="T6">равным шагу интегрирования</text:span><text:span text:style-name="T4">.</text:span></text:p>
              </text:list-item>
              <text:list-item>
                <text:p text:style-name="P7">Удаление линейного тренда (<text:span text:style-name="T1">Да</text:span> или <text:span text:style-name="T1">Нет</text:span>) – если это свойство имеет значение <text:span text:style-name="T1">Да</text:span>, то из массива <text:span text:style-name="T2">накопленных</text:span> значений входных сигналов предварительно вычитаются линейные тренды.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я взаимной корреляции</dc:title>
    <dc:date>2012-03-30T20:09:26.06</dc:date>
    <meta:generator>OpenOffice_Beta/4.1.0$Win32 OpenOffice.org_project/410m14$Build-9760</meta:generator>
    <meta:editing-duration>PT7H27M33S</meta:editing-duration>
    <meta:editing-cycles>177</meta:editing-cycles>
    <meta:document-statistic meta:table-count="1" meta:image-count="2" meta:object-count="11" meta:page-count="2" meta:paragraph-count="30" meta:word-count="304" meta:character-count="2145"/>
    <meta:user-defined meta:name="Поле 1"/>
    <meta:user-defined meta:name="Поле 2"/>
    <meta:user-defined meta:name="Поле 3"/>
    <meta:user-defined meta:name="Поле 4"/>
  </office:meta>
</office:document-meta>
</file>

<file path=Object 10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frac>
        <mrow>
          <msub>
            <mi>R</mi>
            <mi mathvariant="italic">xy</mi>
          </msub>
          <mrow>
            <mo stretchy="false">(</mo>
            <mrow>
              <mi>r</mi>
              <mo stretchy="false">Δ</mo>
              <mi>t</mi>
            </mrow>
            <mo stretchy="false">)</mo>
          </mrow>
        </mrow>
        <mrow>
          <msqrt>
            <mrow>
              <msub>
                <mi>R</mi>
                <mi mathvariant="italic">xx</mi>
              </msub>
              <mrow>
                <mrow>
                  <mo stretchy="false">(</mo>
                  <mrow>
                    <mi>r</mi>
                    <mo stretchy="false">Δ</mo>
                    <mi>t</mi>
                  </mrow>
                  <mo stretchy="false">)</mo>
                </mrow>
                <mo stretchy="false">⋅</mo>
                <msub>
                  <mi>R</mi>
                  <mi mathvariant="italic">yy</mi>
                </msub>
              </mrow>
              <mrow>
                <mo stretchy="false">(</mo>
                <mrow>
                  <mi>r</mi>
                  <mo stretchy="false">Δ</mo>
                  <mi>t</mi>
                </mrow>
                <mo stretchy="false">)</mo>
              </mrow>
            </mrow>
          </msqrt>
        </mrow>
      </mfrac>
    </mrow>
    <annotation encoding="StarMath 5.0">%rho_xy(r %DELTA t) ~=~
{R_xy (r %DELTA t)} over { sqrt{R_xx(r %DELTA t) cdot R_yy(r %DELTA t)} }</annotation>
  </semantics>
</math>
</file>

<file path=Object 11/content.xml><?xml version="1.0" encoding="utf-8"?>
<math xmlns="http://www.w3.org/1998/Math/MathML">
  <semantics>
    <mrow>
      <mrow>
        <msub>
          <mi>R</mi>
          <mi mathvariant="italic">xy</mi>
        </msub>
        <mo stretchy="false">=</mo>
        <mrow>
          <mfrac>
            <mn>1</mn>
            <mrow>
              <mrow>
                <mi>N</mi>
                <mo stretchy="false">−</mo>
                <mn>1</mn>
              </mrow>
            </mrow>
          </mfrac>
          <mo stretchy="false">⋅</mo>
          <mrow>
            <munderover>
              <mo stretchy="false">∑</mo>
              <mrow>
                <mrow>
                  <mi>n</mi>
                  <mo stretchy="false">=</mo>
                  <mn>1</mn>
                </mrow>
              </mrow>
              <mrow>
                <mrow>
                  <mi>N</mi>
                  <mo stretchy="false">−</mo>
                  <mi>r</mi>
                </mrow>
              </mrow>
            </munderover>
            <mrow>
              <mrow>
                <msub>
                  <mi>x</mi>
                  <mi>n</mi>
                </msub>
                <mo stretchy="false">⋅</mo>
                <msub>
                  <mi>y</mi>
                  <mrow>
                    <mrow>
                      <mi>n</mi>
                      <mo stretchy="false">+</mo>
                      <mi>r</mi>
                    </mrow>
                  </mrow>
                </msub>
              </mrow>
            </mrow>
          </mrow>
        </mrow>
      </mrow>
    </mrow>
    <annotation encoding="StarMath 5.0">R_xy = 1 over {N-1} cdot sum from {n=1} to {N-r} {x_n cdot y_{n+r}}</annotation>
  </semantics>
</math>
</file>

<file path=Object 12/content.xml><?xml version="1.0" encoding="utf-8"?>
<math xmlns="http://www.w3.org/1998/Math/MathML">
  <semantics>
    <mrow>
      <msub>
        <mi>R</mi>
        <mi mathvariant="italic">xx</mi>
      </msub>
      <mi>,</mi>
      <mi/>
      <msub>
        <mi>R</mi>
        <mi mathvariant="italic">yy</mi>
      </msub>
    </mrow>
    <annotation encoding="StarMath 5.0">R_xx,~R_yy</annotation>
  </semantics>
</math>
</file>

<file path=Object 13/content.xml><?xml version="1.0" encoding="utf-8"?>
<math xmlns="http://www.w3.org/1998/Math/MathML">
  <semantics>
    <mrow>
      <mi>N</mi>
    </mrow>
    <annotation encoding="StarMath 5.0">N</annotation>
  </semantics>
</math>
</file>

<file path=Object 14/content.xml><?xml version="1.0" encoding="utf-8"?>
<math xmlns="http://www.w3.org/1998/Math/MathML">
  <semantics>
    <mrow>
      <mrow>
        <mi>r</mi>
        <mo stretchy="false">=</mo>
        <mn>1...m</mn>
      </mrow>
      <mi>,</mi>
      <mi/>
      <mrow>
        <mi>m</mi>
        <mo stretchy="false">&lt;</mo>
        <mi>N</mi>
      </mrow>
    </mrow>
    <annotation encoding="StarMath 5.0">r=1...m,~m&lt;N</annotation>
  </semantics>
</math>
</file>

<file path=Object 1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x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i>,</mi>
          </mrow>
        </mtd>
      </mtr>
      <mtr>
        <mtd>
          <mrow>
            <mi>Y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y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k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n>.</mn>
          </mrow>
        </mtd>
      </mtr>
    </mtable>
    <annotation encoding="StarMath 5.0">X(f,T) = %DELTA t
left (
 sum from {n=1} to {N-1} {x_n cdot e ^ {{-i cdot 2 %pi k n} over {N}}}
right ) ,
newline
Y(f,T) = %DELTA t
left (
 sum from {n=1} to {N-1} {y_n cdot e ^ {{-i cdot 2 %pi k n} over {N}}}
right ) .</annotation>
  </semantics>
</math>
</file>

<file path=Object 3/content.xml><?xml version="1.0" encoding="utf-8"?>
<math xmlns="http://www.w3.org/1998/Math/MathML">
  <semantics>
    <mrow>
      <mrow>
        <msub>
          <mi>S</mi>
          <mi mathvariant="italic">xy</mi>
        </msub>
        <mo stretchy="false">=</mo>
        <mfrac>
          <msub>
            <mi>G</mi>
            <mi mathvariant="italic">xy</mi>
          </msub>
          <mn>2</mn>
        </mfrac>
      </mrow>
    </mrow>
    <annotation encoding="StarMath 5.0">S_xy = G_xy over 2</annotation>
  </semantics>
</math>
</file>

<file path=Object 4/content.xml><?xml version="1.0" encoding="utf-8"?>
<math xmlns="http://www.w3.org/1998/Math/MathML">
  <semantics>
    <mrow>
      <msub>
        <mi>S</mi>
        <mi mathvariant="italic">xy</mi>
      </msub>
    </mrow>
    <annotation encoding="StarMath 5.0">S_xy</annotation>
  </semantics>
</math>
</file>

<file path=Object 5/content.xml><?xml version="1.0" encoding="utf-8"?>
<math xmlns="http://www.w3.org/1998/Math/MathML">
  <semantics>
    <mrow>
      <msubsup>
        <mi>R</mi>
        <mi mathvariant="italic">xy</mi>
        <mi>s</mi>
      </msubsup>
    </mrow>
    <annotation encoding="StarMath 5.0">R^s_xy</annotation>
  </semantics>
</math>
</file>

<file path=Object 6/content.xml><?xml version="1.0" encoding="utf-8"?>
<math xmlns="http://www.w3.org/1998/Math/MathML">
  <semantics>
    <mrow>
      <msub>
        <mo stretchy="false">ρ</mo>
        <mi mathvariant="italic">xy</mi>
      </msub>
      <mrow>
        <mo stretchy="false">(</mo>
        <mrow>
          <mi>r</mi>
          <mo stretchy="false">Δ</mo>
          <mi>t</mi>
        </mrow>
        <mo stretchy="false">)</mo>
      </mrow>
      <mrow>
        <mi/>
        <mo stretchy="false">=</mo>
        <mi/>
      </mrow>
      <mrow>
        <mfrac>
          <mrow>
            <msubsup>
              <mi>R</mi>
              <mi mathvariant="italic">xy</mi>
              <mi>s</mi>
            </msubsup>
            <mrow>
              <mo stretchy="false">(</mo>
              <mrow>
                <mi>r</mi>
                <mo stretchy="false">Δ</mo>
                <mi>t</mi>
              </mrow>
              <mo stretchy="false">)</mo>
            </mrow>
          </mrow>
          <mrow>
            <msqrt>
              <mrow>
                <mrow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x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  <mo stretchy="false">⋅</mo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1</mn>
                        </mrow>
                      </mrow>
                      <mi>N</mi>
                    </munderover>
                    <msup>
                      <mrow>
                        <mo stretchy="false">(</mo>
                        <mrow>
                          <msub>
                            <mi>y</mi>
                            <mi>i</mi>
                          </msub>
                        </mrow>
                        <mo stretchy="false">)</mo>
                      </mrow>
                      <mn>2</mn>
                    </msup>
                  </mrow>
                </mrow>
              </mrow>
            </msqrt>
          </mrow>
        </mfrac>
        <mo stretchy="false">⋅</mo>
        <mrow>
          <mfrac>
            <mrow>
              <mi>N</mi>
            </mrow>
            <mrow>
              <mrow>
                <mi>N</mi>
                <mo stretchy="false">−</mo>
                <mi>r</mi>
              </mrow>
            </mrow>
          </mfrac>
        </mrow>
      </mrow>
    </mrow>
    <annotation encoding="StarMath 5.0">%rho_xy(r %DELTA t) ~=~
{R^s_xy (r %DELTA t)} over
{ sqrt {
  sum from {i=1} to N (x_i)^2
  cdot
  sum from {i=1} to N (y_i)^2
}}
cdot
{
 {N} over {N-r}
}</annotation>
  </semantics>
</math>
</file>